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89" calcext:value-type="float">
            <text:p>98,89</text:p>
          </table:table-cell>
          <table:table-cell office:value-type="float" office:value="1.11" calcext:value-type="float">
            <text:p>1,11</text:p>
          </table:table-cell>
          <table:table-cell office:value-type="float" office:value="6465" calcext:value-type="float">
            <text:p>6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55" calcext:value-type="float">
            <text:p>99,55</text:p>
          </table:table-cell>
          <table:table-cell office:value-type="float" office:value="0.45" calcext:value-type="float">
            <text:p>0,45</text:p>
          </table:table-cell>
          <table:table-cell office:value-type="float" office:value="6865" calcext:value-type="float">
            <text:p>6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 office:value-type="float" office:value="6973" calcext:value-type="float">
            <text:p>69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56" calcext:value-type="float">
            <text:p>99,56</text:p>
          </table:table-cell>
          <table:table-cell office:value-type="float" office:value="0.44" calcext:value-type="float">
            <text:p>0,44</text:p>
          </table:table-cell>
          <table:table-cell office:value-type="float" office:value="6932" calcext:value-type="float">
            <text:p>69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36" calcext:value-type="float">
            <text:p>99,36</text:p>
          </table:table-cell>
          <table:table-cell office:value-type="float" office:value="0.64" calcext:value-type="float">
            <text:p>0,64</text:p>
          </table:table-cell>
          <table:table-cell office:value-type="float" office:value="1699" calcext:value-type="float">
            <text:p>16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3" calcext:value-type="float">
            <text:p>99,53</text:p>
          </table:table-cell>
          <table:table-cell office:value-type="float" office:value="0.47" calcext:value-type="float">
            <text:p>0,47</text:p>
          </table:table-cell>
          <table:table-cell office:value-type="float" office:value="6951" calcext:value-type="float">
            <text:p>6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947" calcext:value-type="float">
            <text:p>6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13" calcext:value-type="float">
            <text:p>99,13</text:p>
          </table:table-cell>
          <table:table-cell office:value-type="float" office:value="0.87" calcext:value-type="float">
            <text:p>0,87</text:p>
          </table:table-cell>
          <table:table-cell office:value-type="float" office:value="6965" calcext:value-type="float">
            <text:p>6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3" calcext:value-type="float">
            <text:p>98,3</text:p>
          </table:table-cell>
          <table:table-cell office:value-type="float" office:value="1.7" calcext:value-type="float">
            <text:p>1,7</text:p>
          </table:table-cell>
          <table:table-cell office:value-type="float" office:value="2123" calcext:value-type="float">
            <text:p>2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47" calcext:value-type="float">
            <text:p>99,347</text:p>
          </table:table-cell>
          <table:table-cell table:formula="of:=AVERAGE([.C2:.C11])" office:value-type="float" office:value="0.653" calcext:value-type="float">
            <text:p>0,653</text:p>
          </table:table-cell>
          <table:table-cell table:formula="of:=AVERAGE([.D2:.D11])" office:value-type="float" office:value="6451.7" calcext:value-type="float">
            <text:p>6451,7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512161625783917" calcext:value-type="float">
            <text:p>0,5121616258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40:33.6034669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40:28.270078263</meta:creation-date>
    <dc:date>2017-12-30T17:43:12.368717879</dc:date>
    <meta:editing-duration>PT5M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